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string-value="BTS SERVICES INFORMATIQUES AUX ORGANISATIONS">
            <text:p>BTS SERVICES INFORMATIQUES AUX ORGANISATION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SSION 2026">
            <text:p>SESSION 202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ableau de synthèse des réalisations professionnelles">
            <text:p>Tableau de synthèse des réalisations professionnell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OM et prénom : REY Dimitri">
            <text:p>NOM et prénom : REY Dimitr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N° candidat :">
            <text:p>N° candidat :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entre de formation : Pôle Formation CFAI - AFPI Loire-Drôme-Ardèche">
            <text:p>Centre de formation : Pôle Formation CFAI - AFPI Loire-Drôme-Ardèch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dresse URL du portfolio : https://dimitri-rey.github.io/portfolioo">
            <text:p>Adresse URL du portfolio : https://dimitri-rey.github.io/portfolio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mpétences mises en œuvreRéalisations professionnelles(intitulé et liste des documents et productions associés)">
            <text:p>Compétences mises en œuvreRéalisations professionnelles(intitulé et liste des documents et productions associés)</text:p>
          </table:table-cell>
          <table:table-cell office:value-type="string" office:string-value="Période (sous la forme du JJ/MM/AA au JJ/MM/AA)">
            <text:p>Période (sous la forme du JJ/MM/AA au JJ/MM/AA)</text:p>
          </table:table-cell>
          <table:table-cell office:value-type="string" office:string-value="Gérer le patrimoine informatique">
            <text:p>Gérer le patrimoine informatique</text:p>
          </table:table-cell>
          <table:table-cell office:value-type="string" office:string-value="Répondre aux incidents et aux demandes d’assistance et d’évolution">
            <text:p>Répondre aux incidents et aux demandes d’assistance et d’évolution</text:p>
          </table:table-cell>
          <table:table-cell office:value-type="string" office:string-value="Développer la présence en ligne de l’organisation">
            <text:p>Développer la présence en ligne de l’organisation</text:p>
          </table:table-cell>
          <table:table-cell office:value-type="string" office:string-value="Travailler en mode projet">
            <text:p>Travailler en mode projet</text:p>
          </table:table-cell>
          <table:table-cell office:value-type="string" office:string-value="Mettre à disposition des utilisateurs un service informatique">
            <text:p>Mettre à disposition des utilisateurs un service informatique</text:p>
          </table:table-cell>
          <table:table-cell office:value-type="string" office:string-value="Organiser son développement professionnel">
            <text:p>Organiser son développement professionne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▸Recenser et identifier les ressources numériques▸Exploiter des référentiels, normes et standards adoptés par le prestataire informatique▸Mettre en place et vérifier les niveaux d’habilitation associés à un service▸Vérifier les conditions de la continuité d’un service informatique▸Gérer des sauvegardes▸Vérifier le respect des règles d’utilisation des ressources numériques">
            <text:p>▸Recenser et identifier les ressources numériques▸Exploiter des référentiels, normes et standards adoptés par le prestataire informatique▸Mettre en place et vérifier les niveaux d’habilitation associés à un service▸Vérifier les conditions de la continuité d’un service informatique▸Gérer des sauvegardes▸Vérifier le respect des règles d’utilisation des ressources numériques</text:p>
          </table:table-cell>
          <table:table-cell office:value-type="string" office:string-value="▸Collecter, suivre et orienter des demandes▸Traiter des demandes concernant les services réseau et système, applicatifs▸Traiter des demandes concernant les applications">
            <text:p>▸Collecter, suivre et orienter des demandes▸Traiter des demandes concernant les services réseau et système, applicatifs▸Traiter des demandes concernant les applications</text:p>
          </table:table-cell>
          <table:table-cell office:value-type="string" office:string-value="▸Participer à la valorisation de l’image de l’organisation sur les médias numériques en tenant compte du cadre juridique et des enjeux économiques▸Référencer les services en ligne de l’organisation et mesurer leur visibilité.▸Participer à l’évolution d’un site Web exploitant les données de l’organisation.">
            <text:p>▸Participer à la valorisation de l’image de l’organisation sur les médias numériques en tenant compte du cadre juridique et des enjeux économiques▸Référencer les services en ligne de l’organisation et mesurer leur visibilité.▸Participer à l’évolution d’un site Web exploitant les données de l’organisation.</text:p>
          </table:table-cell>
          <table:table-cell office:value-type="string" office:string-value="▸Analyser les objectifs et les modalités d’organisation d’un projet▸Planifier les activités▸Évaluer les indicateurs de suivi d’un projet et analyser les écarts">
            <text:p>▸Analyser les objectifs et les modalités d’organisation d’un projet▸Planifier les activités▸Évaluer les indicateurs de suivi d’un projet et analyser les écarts</text:p>
          </table:table-cell>
          <table:table-cell office:value-type="string" office:string-value="▸Réaliser les tests d’intégration et d’acceptation d’un service▸Déployer un service▸Accompagner les utilisateurs dans la mise en place d’un service">
            <text:p>▸Réaliser les tests d’intégration et d’acceptation d’un service▸Déployer un service▸Accompagner les utilisateurs dans la mise en place d’un service</text:p>
          </table:table-cell>
          <table:table-cell office:value-type="string" office:string-value="▸Mettre en place son environnement d’apprentissage personnel▸Mettre en œuvre des outils et stratégies de veille informationnelle▸Gérer son identité professionnelle▸Développer son projet professionnel">
            <text:p>▸Mettre en place son environnement d’apprentissage personnel▸Mettre en œuvre des outils et stratégies de veille informationnelle▸Gérer son identité professionnelle▸Développer son projet professionnel</text:p>
          </table:table-cell>
        </table:table-row>
        <table:table-row>
          <table:table-cell office:value-type="string" office:string-value="Réalisation en cours de formation">
            <text:p>Réalisation en cours de form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ntroduction au C#Introduction PythonIntroduction au SQLIntroduction HTML, CSS, JS, PHP">
            <text:p>Introduction au C#Introduction PythonIntroduction au SQLIntroduction HTML, CSS, JS, PHP</text:p>
          </table:table-cell>
          <table:table-cell office:value-type="string" office:string-value="1er semestre ">
            <text:p>1er semestre 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ntroduction Github et Gitlab">
            <text:p>Introduction Github et Gitlab</text:p>
          </table:table-cell>
          <table:table-cell office:value-type="string" office:string-value="1er semestre ">
            <text:p>1er semestre 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tilisation environnement Linux Utilisation environnement Windows / Windows Server Utilisation routeur switch">
            <text:p>Utilisation environnement Linux Utilisation environnement Windows / Windows Server Utilisation routeur switch</text:p>
          </table:table-cell>
          <table:table-cell office:value-type="string" office:string-value="Durant toute la formation">
            <text:p>Durant toute la form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tilisation et mise en place d'un Active DirectoryUtilisation et mise en place routeur LinuxUtilisation et mise en place d'un serveur RDPUtilisation et mise en place de serveur DFS/DHCP/DNSUtilisation et mise en place de Droits NTFS">
            <text:p>Utilisation et mise en place d'un Active DirectoryUtilisation et mise en place routeur LinuxUtilisation et mise en place d'un serveur RDPUtilisation et mise en place de serveur DFS/DHCP/DNSUtilisation et mise en place de Droits NTFS</text:p>
          </table:table-cell>
          <table:table-cell office:value-type="string" office:string-value="Durant toute la formation">
            <text:p>Durant toute la form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ise en place d'un serveur web avec Wamp">
            <text:p>Mise en place d'un serveur web avec Wamp</text:p>
          </table:table-cell>
          <table:table-cell office:value-type="string" office:string-value="1er semestre ">
            <text:p>1er semestre 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nstallation d'un serveur RustDesk">
            <text:p>Installation d'un serveur RustDesk</text:p>
          </table:table-cell>
          <table:table-cell office:value-type="string" office:string-value="2nd semestre ">
            <text:p>2nd semestre 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éation serveur Minecraft (système Linux, gestion du stockage, droits POSIX, FTPS, serveur web Apache/Nginx)">
            <text:p>Création serveur Minecraft (système Linux, gestion du stockage, droits POSIX, FTPS, serveur web Apache/Nginx)</text:p>
          </table:table-cell>
          <table:table-cell office:value-type="string" office:string-value="2nd semestre">
            <text:p>2nd semes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ntroduction et creation script BASH">
            <text:p>Introduction et creation script BASH</text:p>
          </table:table-cell>
          <table:table-cell office:value-type="string" office:string-value="2nd semestre">
            <text:p>2nd semes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ise en place d'un réseau avec des switch HP A5120 (trunk/SpanningTree, tempête de broadcast, VLANs, Inter-VLANs, DHCP. routagedynamique)">
            <text:p>Mise en place d'un réseau avec des switch HP A5120 (trunk/SpanningTree, tempête de broadcast, VLANs, Inter-VLANs, DHCP. routagedynamique)</text:p>
          </table:table-cell>
          <table:table-cell office:value-type="string" office:string-value="2nd semestre">
            <text:p>2nd semes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ise en place de serveur Nginx/Haproxy/Nextcloud">
            <text:p>Mise en place de serveur Nginx/Haproxy/Nextcloud</text:p>
          </table:table-cell>
          <table:table-cell office:value-type="string" office:string-value="2nd semestre">
            <text:p>2nd semes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ise en place de VHost/KeepAlived">
            <text:p>Mise en place de VHost/KeepAlived</text:p>
          </table:table-cell>
          <table:table-cell office:value-type="string" office:string-value="Durant toute la formation">
            <text:p>Durant toute la form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roits NTFS/DFS">
            <text:p>Droits NTFS/DFS</text:p>
          </table:table-cell>
          <table:table-cell office:value-type="string" office:string-value="2nd semestre">
            <text:p>2nd semes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tilisation appronfondie du système LinuxDéploiment Web/Docker/SystemD/Fstab/Fdisk">
            <text:p>Utilisation appronfondie du système LinuxDéploiment Web/Docker/SystemD/Fstab/Fdisk</text:p>
          </table:table-cell>
          <table:table-cell office:value-type="string" office:string-value="3eme semestre">
            <text:p>3eme semes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ise en place d'un serveur IIS">
            <text:p>Mise en place d'un serveur IIS</text:p>
          </table:table-cell>
          <table:table-cell office:value-type="string" office:string-value="3eme semestre">
            <text:p>3eme semes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tilisation de MariaDB et redondance de Base de données">
            <text:p>Utilisation de MariaDB et redondance de Base de données</text:p>
          </table:table-cell>
          <table:table-cell office:value-type="string" office:string-value="3eme semestre">
            <text:p>3eme semes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hallenge Keepass/KeepassXC">
            <text:p>Challenge Keepass/KeepassXC</text:p>
          </table:table-cell>
          <table:table-cell office:value-type="string" office:string-value="2nd semestre">
            <text:p>2nd semes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P bash sur Crontab  et LogRotate">
            <text:p>TP bash sur Crontab  et LogRotate</text:p>
          </table:table-cell>
          <table:table-cell office:value-type="string" office:string-value="3eme semestre">
            <text:p>3eme semes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stion de Projet avec ProjectLibre">
            <text:p>Gestion de Projet avec ProjectLibre</text:p>
          </table:table-cell>
          <table:table-cell office:value-type="string" office:string-value="2nd semestre">
            <text:p>2nd semes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AE - Création d'un PortFolio">
            <text:p>TAE - Création d'un PortFolio</text:p>
          </table:table-cell>
          <table:table-cell office:value-type="string" office:string-value="3eme et 4eme semestre">
            <text:p>3eme et 4eme semes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ntroduction Docker Introduction SFTP">
            <text:p>Introduction Docker Introduction SFTP</text:p>
          </table:table-cell>
          <table:table-cell office:value-type="string" office:string-value="2nd et 3eme semestre">
            <text:p>2nd et 3eme semes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ntroduction à LVM/Snapshot">
            <text:p>Introduction à LVM/Snapshot</text:p>
          </table:table-cell>
          <table:table-cell office:value-type="string" office:string-value="3eme semestre">
            <text:p>3eme semes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ojet FlopSecurity MySQL">
            <text:p>Projet FlopSecurity MySQL</text:p>
          </table:table-cell>
          <table:table-cell office:value-type="string" office:string-value="1er semestre ">
            <text:p>1er semestre 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ise en place de serveur GLPI/Grafana/ZABBIX">
            <text:p>Mise en place de serveur GLPI/Grafana/ZABBIX</text:p>
          </table:table-cell>
          <table:table-cell office:value-type="string" office:string-value="Durant toute la formation">
            <text:p>Durant toute la form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éalisations en milieu professionnel en cours de première année">
            <text:p>Réalisations en milieu professionnel en cours de première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pdesk sous GLPI (N1, N2)">
            <text:p>Helpdesk sous GLPI (N1, N2)</text:p>
          </table:table-cell>
          <table:table-cell office:value-type="string" office:string-value="1er année">
            <text:p>1er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nstallation matériel et équipement (réseaux, téléphonie, VoIP 3CX)">
            <text:p>Installation matériel et équipement (réseaux, téléphonie, VoIP 3CX)</text:p>
          </table:table-cell>
          <table:table-cell office:value-type="string" office:string-value="1er année">
            <text:p>1er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ocumentation technique">
            <text:p>Documentation technique</text:p>
          </table:table-cell>
          <table:table-cell office:value-type="string" office:string-value="1er année">
            <text:p>1er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dministration Windows Server (AD, GPO, DHCP, DNS)">
            <text:p>Administration Windows Server (AD, GPO, DHCP, DNS)</text:p>
          </table:table-cell>
          <table:table-cell office:value-type="string" office:string-value="1er année">
            <text:p>1er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nfiguration switches et routeurs (Cisco, MikroTik, Alcatel, HPE)">
            <text:p>Configuration switches et routeurs (Cisco, MikroTik, Alcatel, HPE)</text:p>
          </table:table-cell>
          <table:table-cell office:value-type="string" office:string-value="1er année">
            <text:p>1er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nfiguration firewalls (Fortinet, Stormshield)">
            <text:p>Configuration firewalls (Fortinet, Stormshield)</text:p>
          </table:table-cell>
          <table:table-cell office:value-type="string" office:string-value="1er année">
            <text:p>1er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dministration clusters VMware et Hyper-V">
            <text:p>Administration clusters VMware et Hyper-V</text:p>
          </table:table-cell>
          <table:table-cell office:value-type="string" office:string-value="1er année">
            <text:p>1er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ise en place solutions de backup (Veeam, Synology)">
            <text:p>Mise en place solutions de backup (Veeam, Synology)</text:p>
          </table:table-cell>
          <table:table-cell office:value-type="string" office:string-value="1er année">
            <text:p>1er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ript PowerShell - Automatisation">
            <text:p>Script PowerShell - Automatisation</text:p>
          </table:table-cell>
          <table:table-cell office:value-type="string" office:string-value="1er année">
            <text:p>1er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ise en place de VPN site-à-site et client">
            <text:p>Mise en place de VPN site-à-site et client</text:p>
          </table:table-cell>
          <table:table-cell office:value-type="string" office:string-value="1er année">
            <text:p>1er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mplémentation solutions Cloud (Microsoft 365, Azure AD)">
            <text:p>Implémentation solutions Cloud (Microsoft 365, Azure AD)</text:p>
          </table:table-cell>
          <table:table-cell office:value-type="string" office:string-value="1er année">
            <text:p>1er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ille technologique">
            <text:p>Veille technologique</text:p>
          </table:table-cell>
          <table:table-cell office:value-type="string" office:string-value="1er année">
            <text:p>1er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éalisations en milieu professionnel en cours de seconde année">
            <text:p>Réalisations en milieu professionnel en cours de seconde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pdesk sous GLPI (N1, N2)">
            <text:p>Helpdesk sous GLPI (N1, N2)</text:p>
          </table:table-cell>
          <table:table-cell office:value-type="string" office:string-value="2eme année">
            <text:p>2eme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nstallation matériel et équipement (réseaux, téléphonie, VoIP 3CX)">
            <text:p>Installation matériel et équipement (réseaux, téléphonie, VoIP 3CX)</text:p>
          </table:table-cell>
          <table:table-cell office:value-type="string" office:string-value="2eme année">
            <text:p>2eme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ocumentation technique">
            <text:p>Documentation technique</text:p>
          </table:table-cell>
          <table:table-cell office:value-type="string" office:string-value="2eme année">
            <text:p>2eme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dministration Windows Server (AD, GPO, DHCP, DNS)">
            <text:p>Administration Windows Server (AD, GPO, DHCP, DNS)</text:p>
          </table:table-cell>
          <table:table-cell office:value-type="string" office:string-value="2eme année">
            <text:p>2eme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nfiguration switches et routeurs (Cisco, MikroTik, Alcatel, HPE)">
            <text:p>Configuration switches et routeurs (Cisco, MikroTik, Alcatel, HPE)</text:p>
          </table:table-cell>
          <table:table-cell office:value-type="string" office:string-value="2eme année">
            <text:p>2eme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nfiguration firewalls (Fortinet, Stormshield)">
            <text:p>Configuration firewalls (Fortinet, Stormshield)</text:p>
          </table:table-cell>
          <table:table-cell office:value-type="string" office:string-value="2eme année">
            <text:p>2eme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dministration clusters VMware et Hyper-V">
            <text:p>Administration clusters VMware et Hyper-V</text:p>
          </table:table-cell>
          <table:table-cell office:value-type="string" office:string-value="2eme année">
            <text:p>2eme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ise en place solutions de backup (Veeam, Synology)">
            <text:p>Mise en place solutions de backup (Veeam, Synology)</text:p>
          </table:table-cell>
          <table:table-cell office:value-type="string" office:string-value="2eme année">
            <text:p>2eme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ript PowerShell - Automatisation">
            <text:p>Script PowerShell - Automatisation</text:p>
          </table:table-cell>
          <table:table-cell office:value-type="string" office:string-value="2eme année">
            <text:p>2eme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ise en place de VPN site-à-site et client">
            <text:p>Mise en place de VPN site-à-site et client</text:p>
          </table:table-cell>
          <table:table-cell office:value-type="string" office:string-value="2eme année">
            <text:p>2eme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mplémentation solutions Cloud (Microsoft 365, Azure AD)">
            <text:p>Implémentation solutions Cloud (Microsoft 365, Azure AD)</text:p>
          </table:table-cell>
          <table:table-cell office:value-type="string" office:string-value="2eme année">
            <text:p>2eme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ille technologique">
            <text:p>Veille technologique</text:p>
          </table:table-cell>
          <table:table-cell office:value-type="string" office:string-value="2eme année">
            <text:p>2eme anné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